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2e74b5" fo:font-size="12pt" fo:font-style="italic" style:font-size-asian="12pt" style:font-style-asian="italic"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1.249cm" fo:margin-right="0cm" fo:text-align="justify" style:justify-single-word="false" fo:text-indent="0cm" style:auto-text-indent="false"/>
    </style:style>
    <style:style style:name="P4" style:family="paragraph" style:parent-style-name="Standard">
      <style:paragraph-properties fo:margin-left="1.249cm" fo:margin-right="0cm" fo:text-align="justify" style:justify-single-word="false" fo:text-indent="0cm" style:auto-text-indent="false"/>
      <style:text-properties fo:font-size="12pt" style:font-size-asian="12pt" style:font-size-complex="12pt"/>
    </style:style>
    <style:style style:name="P5" style:family="paragraph" style:parent-style-name="Standard" style:master-page-name="Standard">
      <style:paragraph-properties fo:text-align="center" style:justify-single-word="false" style:page-number="auto"/>
    </style:style>
    <style:style style:name="P6" style:family="paragraph" style:parent-style-name="Footer">
      <style:paragraph-properties style:border-line-width-top="0.026cm 0.026cm 0.106cm" fo:padding-left="0cm" fo:padding-right="0cm" fo:padding-top="0.035cm" fo:padding-bottom="0cm" fo:border-left="none" fo:border-right="none" fo:border-top="4.51pt double #823b0b" fo:border-bottom="none"/>
    </style:style>
    <style:style style:name="P7" style:family="paragraph" style:parent-style-name="Header">
      <style:paragraph-properties fo:text-align="center" style:justify-single-word="false"/>
    </style:style>
    <style:style style:name="P8" style:family="paragraph" style:parent-style-name="List_20_Paragraph">
      <style:paragraph-properties fo:text-align="justify" style:justify-single-word="false"/>
    </style:style>
    <style:style style:name="P9" style:family="paragraph" style:parent-style-name="List_20_Paragraph" style:list-style-name="WWNum1">
      <style:paragraph-properties fo:text-align="justify" style:justify-single-word="false"/>
    </style:style>
    <style:style style:name="P10" style:family="paragraph" style:parent-style-name="List_20_Paragraph" style:list-style-name="WWNum2">
      <style:paragraph-properties fo:text-align="justify" style:justify-single-word="false"/>
    </style:style>
    <style:style style:name="P11" style:family="paragraph" style:parent-style-name="List_20_Paragraph" style:list-style-name="WWNum3">
      <style:paragraph-properties fo:text-align="justify" style:justify-single-word="false"/>
    </style:style>
    <style:style style:name="P12" style:family="paragraph" style:parent-style-name="List_20_Paragraph">
      <style:paragraph-properties fo:text-align="justify" style:justify-single-word="false"/>
      <style:text-properties fo:color="#000000" fo:font-size="12pt" style:font-size-asian="12pt" style:font-size-complex="12pt"/>
    </style:style>
    <style:style style:name="P13" style:family="paragraph" style:parent-style-name="List_20_Paragraph">
      <style:paragraph-properties fo:text-align="justify" style:justify-single-word="false"/>
      <style:text-properties fo:font-size="12pt" style:font-size-asian="12pt" style:font-size-complex="12pt"/>
    </style:style>
    <style:style style:name="P14" style:family="paragraph" style:parent-style-name="List_20_Paragraph" style:list-style-name="WWNum2">
      <style:paragraph-properties fo:text-align="justify" style:justify-single-word="false"/>
      <style:text-properties officeooo:rsid="00131ad9" officeooo:paragraph-rsid="00131ad9"/>
    </style:style>
    <style:style style:name="T1" style:family="text">
      <style:text-properties fo:color="#2e74b5" fo:font-size="36pt" fo:font-style="italic" style:font-size-asian="36pt" style:font-style-asian="italic" style:font-size-complex="36pt"/>
    </style:style>
    <style:style style:name="T2" style:family="text">
      <style:text-properties fo:color="#000000" fo:font-size="12pt" style:font-size-asian="12pt" style:font-size-complex="12pt"/>
    </style:style>
    <style:style style:name="T3" style:family="text">
      <style:text-properties fo:color="#034990"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color="#ff0000" fo:font-size="12pt" fo:font-style="italic" fo:font-weight="bold" style:font-size-asian="12pt" style:font-style-asian="italic" style:font-weight-asian="bold" style:font-size-complex="12pt"/>
    </style:style>
    <style:style style:name="T6" style:family="text">
      <style:text-properties style:font-name="Calibri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ctividad <text:s/>APR</text:span></text:p>
      <text:p text:style-name="P1"/>
      <text:list xml:id="list2095274252831346865" text:style-name="WWNum1">
        <text:list-item>
          <text:p text:style-name="P9"><text:span text:style-name="T2">En referencia al Blog personal de la asignatura, comentar que por motivos de trabajo lo comencé con retraso y la verdad que mi actualización es muy tardía pero mi trabajo y situación personal no me lo permite.</text:span></text:p>
        </text:list-item>
      </text:list>
      <text:p text:style-name="P12"/>
      <text:p text:style-name="P8"><text:span text:style-name="T2">Como comenté en su día, la opción que tomé fue: ``Blogger´´, dado que no estoy muy puesto en el mundo de los Blogs y me ha parecido el más sencillo a la hora de poner en marcha y gestionar.</text:span></text:p>
      <text:p text:style-name="P12"/>
      <text:p text:style-name="P8"><text:span text:style-name="T2">La dirección del Blog, el cual he titulado ``PROGRAMACION FLORIDA´´ es: </text:span></text:p>
      <text:p text:style-name="P8"><text:a xlink:type="simple" xlink:href="https://programacionalfredocastellano.blogspot.com.es" text:style-name="Internet_20_link" text:visited-style-name="Visited_20_Internet_20_Link"><text:span text:style-name="T3">https://programacionalfredocastellano.blogspot.com.es</text:span></text:a></text:p>
      <text:p text:style-name="P12"/>
      <text:list xml:id="list152724289449885" text:continue-numbering="true" text:style-name="WWNum1">
        <text:list-item>
          <text:p text:style-name="P9"><text:span text:style-name="T4">Respecto a la cuenta Github y el repositorio específico para subir todo el trabajo realizado a lo largo del desarrollo de la asignatura de Programación, la dirección es la siguiente:</text:span></text:p>
        </text:list-item>
      </text:list>
      <text:p text:style-name="P8"><text:a xlink:type="simple" xlink:href="https://github.com/Fredypercu/PROGRAMACION" text:style-name="Internet_20_link" text:visited-style-name="Visited_20_Internet_20_Link"><text:span text:style-name="T4">https://github.com/Fredypercu/PROGRAMACION</text:span></text:a></text:p>
      <text:p text:style-name="P13"/>
      <text:list xml:id="list152723624704146" text:continue-numbering="true" text:style-name="WWNum1">
        <text:list-item>
          <text:p text:style-name="P9"><text:span text:style-name="T4">En estos momentos la actividad que se puede ver en el Blog de la asignatura consta de seis post relacionados con los proyectos a realizar en este primer cuatrimestre del curso.</text:span></text:p>
        </text:list-item>
      </text:list>
      <text:p text:style-name="P3"><text:span text:style-name="T4">En el primero he subido un diagrama donde se muestra esquematizada la POO y la relación existente entre las diferentes partes de la misma (clases, atributos, instancias, etc…)</text:span></text:p>
      <text:p text:style-name="P3"><text:span text:style-name="T4">En el segundo post muestro un diagrama que muestra un ejemplo relacionado con el mundo de los coches para visualizar los conceptos de Clases y Objetos que vamos a poner en práctica para los proyectos P01 y P02 y que sirve para entender la manera entre que se entrelazan ambas en la POO.</text:span></text:p>
      <text:p text:style-name="P3"><text:span text:style-name="T4">En el tercero hablo de las estructuras condicionales en Java para la POO, las cuales se han tenido que implementar algunas de ellas para los proyectos P03, P04 y P05 referente por ejemplo a que todos los campos estén cumplimentados, que para nombre/apellidos sea válido únicamente cadena de texto o que para la edad deba estar rellenado con un integer.</text:span></text:p>
      <text:p text:style-name="P3"><text:span text:style-name="T4">En el cuarto post explico la diferencia entre las estructuras Equlas, Compareto o ==, que teníamos que implementar también en los proyectos P04 y P05, para ver si se cumplían la condición de que si todos los campos se han rellenado correctamente, el jugador quedaba registrado correctamente o más recientemente en el proyecto Examen, donde las implemento para los Mouselistener, para que hagan las operaciones matemáticas por ejemplo.</text:span></text:p>
      <text:p text:style-name="P3"><text:soft-page-break/><text:span text:style-name="T4">Respecto al post 5, en él comento la manera de realizar la carga de imágenes en un array, que teníamos que implementar para el proyecto de examen. Comento la función de ImageIcon y Aux para llevar este cometido.</text:span></text:p>
      <text:p text:style-name="P3"><text:span text:style-name="T4">Por último, el post 6 explico los diferentes tipos de MouseListener que podemos ver en Java y las diferentes funcionalidades que con ellos podemos implementar en nuestro proyecto java actual o futuros.</text:span></text:p>
      <text:p text:style-name="P3"><text:span text:style-name="T4">En la plataforma de Florida, he participado en los foros de debate del proyecto 00 (Inicios Java) y en relacionado con el proyecto P01 (Clases y Objetos), donde comento mi punto de vista y adjunto enlace a mi Blog para ver el post relacionado, los cuales he mencionado en el punto anterior.</text:span></text:p>
      <text:p text:style-name="P3"><text:span text:style-name="T4">En referente a mi cuenta de Github, en estos momentos se encuentran subidos los Proyecto:</text:span></text:p>
      <text:list xml:id="list4612725369371528437" text:style-name="WWNum2">
        <text:list-item>
          <text:p text:style-name="P10"><text:span text:style-name="T4">P01</text:span></text:p>
        </text:list-item>
        <text:list-item>
          <text:p text:style-name="P10"><text:span text:style-name="T4">P02</text:span></text:p>
        </text:list-item>
        <text:list-item>
          <text:p text:style-name="P10"><text:span text:style-name="T4">P03</text:span></text:p>
        </text:list-item>
        <text:list-item>
          <text:p text:style-name="P10"><text:span text:style-name="T4">P04</text:span></text:p>
        </text:list-item>
        <text:list-item>
          <text:p text:style-name="P10"><text:span text:style-name="T4">P05</text:span></text:p>
        </text:list-item>
        <text:list-item>
          <text:p text:style-name="P14"><text:span text:style-name="T4">P06</text:span></text:p>
        </text:list-item>
        <text:list-item>
          <text:p text:style-name="P14"><text:span text:style-name="T4">P07</text:span></text:p>
        </text:list-item>
        <text:list-item>
          <text:p text:style-name="P14"><text:span text:style-name="T4">P08</text:span></text:p>
        </text:list-item>
        <text:list-item>
          <text:p text:style-name="P14"><text:span text:style-name="T4">ProjectExam</text:span></text:p>
        </text:list-item>
        <text:list-item>
          <text:p text:style-name="P10"><text:span text:style-name="T4">Examen</text:span></text:p>
        </text:list-item>
        <text:list-item>
          <text:p text:style-name="P10"><text:span text:style-name="T4">Aplicación para poner en práctica el concepto de Botones en Java, denominada: ``ProbandoBotón´´.</text:span></text:p>
        </text:list-item>
      </text:list>
      <text:p text:style-name="P3"><text:span text:style-name="T4">Por último, comentar que como páginas que me parecen muy interesantes y a las que suelo acudir muchas veces en busca de video tutorial o información referente a la programación o cualquier otro tema relacionado con la informática:</text:span></text:p>
      <text:list xml:id="list7777772658287899819" text:style-name="WWNum3">
        <text:list-item>
          <text:p text:style-name="P11"><text:span text:style-name="T4">Discoduroderoer (</text:span><text:a xlink:type="simple" xlink:href="http://www.discoduroderoer.es/" text:style-name="Internet_20_link" text:visited-style-name="Visited_20_Internet_20_Link"><text:span text:style-name="T4">http://www.discoduroderoer.es/</text:span></text:a>)</text:p>
        </text:list-item>
        <text:list-item>
          <text:p text:style-name="P11">La web del Programador: (http<text:a xlink:type="simple" xlink:href="http://www.lawebdelprogramador.com/" text:style-name="Internet_20_link" text:visited-style-name="Visited_20_Internet_20_Link">://www.lawebdelprogramador.com/</text:a>)</text:p>
        </text:list-item>
      </text:list>
      <text:p text:style-name="P3"><text:span text:style-name="T4">En mi opinión son interesantes dado que la información se encuentra estructurada por temas </text:span><text:bookmark text:name="_GoBack"/><text:span text:style-name="T4">tales como: programas, sistemas operativos, redes, conexiones, así como programación en diferentes lenguajes Java, Phyton, C++, Visual Basic.Net, HTML, etc……</text:span></text:p>
      <text:p text:style-name="P3"><text:span text:style-name="T4">Además, otro aspecto de ambas, es que se hay un apartado de ejercicios prácticos para poner en práctica lo explicado en los videos, con la solución a los mismos para poder hacer la corrección y foros donde comentar problemas referentes a los post específicos o la posibilidad de comenzar uno para que la gente opine.</text:span></text:p>
      <text:p text:style-name="P4"/>
      <text:p text:style-name="P4"><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style:border-line-width-top="0.026cm 0.026cm 0.106cm" fo:padding-left="0cm" fo:padding-right="0cm" fo:padding-top="0.035cm" fo:padding-bottom="0cm" fo:border-left="none" fo:border-right="none" fo:border-top="4.51pt double #823b0b" fo:border-bottom="none"/>
    </style:style>
    <style:style style:name="MT1" style:family="text">
      <style:text-properties fo:color="#ff0000" fo:font-size="12pt" fo:font-style="italic" fo:font-weight="bold" style:font-size-asian="12pt" style:font-style-asian="italic" style:font-weight-asian="bold" style:font-size-complex="12pt"/>
    </style:style>
    <style:style style:name="MT2" style:family="text">
      <style:text-properties style:font-name="Calibri Ligh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PROGARMACION</text:span></text:p>
      </style:header>
      <style:footer>
        <text:p text:style-name="MP2"><text:span text:style-name="MT2">Alfredo Castellano Albarracín<text:tab/>Página </text:span><text:span text:style-name="MT2"><text:page-number text:select-page="current">3</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redo Castellano</meta:initial-creator>
    <meta:editing-cycles>4</meta:editing-cycles>
    <meta:creation-date>2017-01-15T15:37:00</meta:creation-date>
    <dc:date>2017-05-19T15:18:49.294000000</dc:date>
    <meta:editing-duration>PT16M9S</meta:editing-duration>
    <meta:generator>LibreOffice/5.2.6.2$Windows_x86 LibreOffice_project/a3100ed2409ebf1c212f5048fbe377c281438fdc</meta:generator>
    <meta:document-statistic meta:table-count="0" meta:image-count="0" meta:object-count="0" meta:page-count="3" meta:paragraph-count="34" meta:word-count="677" meta:character-count="4081" meta:non-whitespace-character-count="3452"/>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